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margin-top="0cm" fo:margin-bottom="0.499cm"/>
      <style:text-properties style:font-name="Times New Roman"/>
    </style:style>
    <style:style style:name="P3" style:family="paragraph" style:parent-style-name="Text_20_body">
      <style:paragraph-properties fo:margin-top="0cm" fo:margin-bottom="0cm"/>
      <style:text-properties style:font-name="Times New Roman"/>
    </style:style>
    <style:style style:name="P4" style:family="paragraph" style:parent-style-name="Heading_20_1">
      <style:paragraph-properties fo:text-align="center" style:justify-single-word="false"/>
      <style:text-properties style:font-name="Times New Roman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 style:master-page-name="HTML">
      <style:paragraph-properties fo:text-align="center" style:justify-single-word="false" style:page-number="auto"/>
      <style:text-properties style:font-name="Times New Roman"/>
    </style:style>
    <style:style style:name="P7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/>
      <style:text-properties style:font-name="Times New Roman"/>
    </style:style>
    <style:style style:name="P11" style:family="paragraph" style:parent-style-name="Text_20_body" style:list-style-name="L2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.499cm"/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djav"/>Die Burg (Talras)</text:h>
      <text:list xml:id="list6064290921" text:style-name="L1">
        <text:list-item>
          <text:p text:style-name="P9"><text:bookmark text:name="djav1"/><text:bookmark text:name="djav0"/>Der Herzog von Talras: Heimrich<text:bookmark text:name="gnx1"/></text:p>
        </text:list-item>
        <text:list-item>
          <text:p text:style-name="P9"><text:bookmark text:name="djav2"/>Der Vogt: Ferdinand</text:p>
        </text:list-item>
        <text:list-item>
          <text:p text:style-name="P9"><text:bookmark text:name="djav4"/>Der Kleriker: Osman </text:p>
        </text:list-item>
        <text:list-item>
          <text:p text:style-name="P9"><text:bookmark text:name="o9x4"/>Die Zauberin: Sisgard</text:p>
        </text:list-item>
        <text:list-item>
          <text:p text:style-name="P9"><text:bookmark text:name="djav42"/>Der Hofnarr </text:p>
        </text:list-item>
        <text:list-item>
          <text:p text:style-name="P9"><text:bookmark text:name="djav5"/>Der Schmied: Wieland</text:p>
        </text:list-item>
        <text:list-item>
          <text:p text:style-name="P9"><text:bookmark text:name="djav6"/>Der Lehrling des Schmieds </text:p>
        </text:list-item>
        <text:list-item>
          <text:p text:style-name="P9"><text:bookmark text:name="djav9"/>Der erste Jäger: Dago</text:p>
        </text:list-item>
        <text:list-item>
          <text:p text:style-name="P9"><text:bookmark text:name="djav10"/>Der zweite Jäger: Björn</text:p>
        </text:list-item>
        <text:list-item>
          <text:p text:style-name="P9"><text:bookmark text:name="djav12"/>Der erste Ritter: Markward</text:p>
        </text:list-item>
        <text:list-item>
          <text:p text:style-name="P9"><text:bookmark text:name="djav15"/>Der Knappe des zweiten Ritters </text:p>
        </text:list-item>
        <text:list-item>
          <text:p text:style-name="P9"><text:bookmark text:name="djav151"/>Der Verrückte: Tobias</text:p>
        </text:list-item>
        <text:list-item>
          <text:p text:style-name="P9"><text:bookmark text:name="e_dl"/>Der Wirt</text:p>
        </text:list-item>
        <text:list-item>
          <text:p text:style-name="P9">Der Waffenmeister: Agihard</text:p>
        </text:list-item>
        <text:list-item>
          <text:p text:style-name="P9">Der Waffenhändler: Einar</text:p>
        </text:list-item>
        <text:list-item>
          <text:p text:style-name="P10">Die Kräuterhändlerin: Irmina<text:bookmark text:name="g9md"/></text:p>
        </text:list-item>
      </text:list>
      <text:p text:style-name="P3"><text:bookmark text:name="djav33"/></text:p>
      <text:h text:style-name="P4" text:outline-level="1"><text:bookmark text:name="rjcy1"/>Die Nordmänner vor der Burg </text:h>
      <text:list xml:id="list879255814" text:style-name="L2">
        <text:list-item>
          <text:p text:style-name="P7"><text:bookmark text:name="eq5s0"/><text:bookmark text:name="eq5s"/>Der Anführer: Wigberht<text:bookmark text:name="gnx10"/></text:p>
        </text:list-item>
        <text:list-item>
          <text:p text:style-name="P7"><text:bookmark text:name="eq5s1"/>Der treue Freund des Anführers: Ricman<text:bookmark text:name="gnx11"/></text:p>
        </text:list-item>
        <text:list-item>
          <text:p text:style-name="P7"><text:bookmark text:name="eq5s2"/>Der erste Axtkämpfer </text:p>
        </text:list-item>
        <text:list-item>
          <text:p text:style-name="P7"><text:bookmark text:name="eq5s3"/>Der zweite Axtkämpfer </text:p>
        </text:list-item>
        <text:list-item>
          <text:p text:style-name="P7"><text:bookmark text:name="eq5s4"/>Der Bogenschütze </text:p>
        </text:list-item>
        <text:list-item>
          <text:p text:style-name="P7"><text:bookmark text:name="eq5s5"/>Der Schwertkämpfer </text:p>
        </text:list-item>
        <text:list-item>
          <text:p text:style-name="P11"><text:bookmark text:name="eq5s6"/>Der Speerkämpfer </text:p>
        </text:list-item>
      </text:list>
      <text:p text:style-name="P2"><text:bookmark text:name="au44"/></text:p>
      <text:h text:style-name="P4" text:outline-level="1"><text:bookmark text:name="au440"/>Die Leute außerhalb der Burg </text:h>
      <text:list xml:id="list1035642592" text:style-name="L3">
        <text:list-item>
          <text:p text:style-name="P12"><text:bookmark text:name="au442"/><text:bookmark text:name="au441"/>Der fahrende Händler: Haid</text:p>
        </text:list-item>
      </text:list>
      <text:h text:style-name="P5" text:outline-level="1"><text:bookmark text:name="au443"/>Der Bauernhof</text:h>
      <text:list xml:id="list99860048" text:style-name="L4">
        <text:list-item>
          <text:p text:style-name="P8">Der Bauer: Manfred</text:p>
        </text:list-item>
        <text:list-item>
          <text:p text:style-name="P8">Der Müller: Guntrich</text:p>
        </text:list-item>
        <text:list-item>
          <text:p text:style-name="P8">Der Händler: Lothar</text:p>
        </text:list-item>
        <text:list-item>
          <text:p text:style-name="P8">Das Kräuterweib: Ursula</text:p>
        </text:list-item>
        <text:list-item>
          <text:p text:style-name="P8">Die Landstreicherin: Mathilda</text:p>
        </text:list-item>
      </text:list>
      <text:p text:style-name="P1"><text:bookmark text:name="au4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8-13T14:15:11</meta:creation-date>
    <dc:date>2012-12-12T06:14:45</dc:date>
    <dc:language>en-US</dc:language>
    <meta:editing-cycles>9</meta:editing-cycles>
    <meta:editing-duration>PT8M47S</meta:editing-duration>
    <meta:document-statistic meta:table-count="0" meta:image-count="0" meta:object-count="0" meta:page-count="1" meta:paragraph-count="33" meta:word-count="138" meta:character-count="764" meta:non-whitespace-character-count="67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